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es" fo:country="ES" officeooo:rsid="00099f7f" officeooo:paragraph-rsid="00099f7f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fo:language="es" fo:country="ES" style:text-underline-style="none" fo:font-weight="normal" officeooo:rsid="000f3257" officeooo:paragraph-rsid="000f325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es" fo:country="ES" style:text-underline-style="none" fo:font-weight="normal" officeooo:rsid="0011873d" officeooo:paragraph-rsid="000f325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es" fo:country="ES" style:text-underline-style="none" fo:font-weight="normal" officeooo:rsid="00093fb8" officeooo:paragraph-rsid="000e1f3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es" fo:country="ES" style:text-underline-style="none" fo:font-weight="normal" officeooo:rsid="00160de5" officeooo:paragraph-rsid="00160de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paragraph-rsid="00099f7f"/>
    </style:style>
    <style:style style:name="P7" style:family="paragraph" style:parent-style-name="Standard">
      <style:paragraph-properties fo:text-align="justify" style:justify-single-word="false"/>
      <style:text-properties officeooo:paragraph-rsid="000f3257"/>
    </style:style>
    <style:style style:name="P8" style:family="paragraph" style:parent-style-name="Standard">
      <style:paragraph-properties fo:text-align="justify" style:justify-single-word="false"/>
      <style:text-properties officeooo:paragraph-rsid="00160de5"/>
    </style:style>
    <style:style style:name="P9" style:family="paragraph" style:parent-style-name="Standard">
      <style:paragraph-properties fo:text-align="justify" style:justify-single-word="false"/>
      <style:text-properties fo:font-size="14pt" fo:language="es" fo:country="ES" officeooo:rsid="00099f7f" officeooo:paragraph-rsid="00099f7f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fo:language="es" fo:country="ES" officeooo:rsid="000c0754" officeooo:paragraph-rsid="00099f7f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8pt" fo:language="es" fo:country="ES" style:text-underline-style="solid" style:text-underline-width="auto" style:text-underline-color="font-color" fo:font-weight="bold" officeooo:rsid="000e1f32" officeooo:paragraph-rsid="000e1f32" style:font-size-asian="15.6999998092651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language="es" fo:country="ES" officeooo:rsid="000e1f32" officeooo:paragraph-rsid="000e1f32" style:font-size-asian="15.6999998092651pt" style:font-size-complex="18pt"/>
    </style:style>
    <style:style style:name="P13" style:family="paragraph" style:parent-style-name="Standard">
      <style:paragraph-properties fo:text-align="justify" style:justify-single-word="false"/>
      <style:text-properties fo:font-size="12pt" fo:language="es" fo:country="ES" style:text-underline-style="none" fo:font-weight="normal" officeooo:rsid="00134747" officeooo:paragraph-rsid="00160de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language="es" fo:country="ES" style:text-underline-style="none" fo:font-weight="normal" officeooo:rsid="001655e9" officeooo:paragraph-rsid="00160de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language="es" fo:country="ES" style:text-underline-style="none" fo:font-weight="normal" officeooo:rsid="00160de5" officeooo:paragraph-rsid="00160de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language="es" fo:country="ES" style:text-underline-style="none" fo:font-weight="normal" officeooo:rsid="00160de5" officeooo:paragraph-rsid="001a54b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language="es" fo:country="ES" style:text-underline-style="none" fo:font-weight="normal" officeooo:rsid="001b2f83" officeooo:paragraph-rsid="001b2f8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paragraph-rsid="00160de5"/>
    </style:style>
    <style:style style:name="P19" style:family="paragraph" style:parent-style-name="Standard">
      <style:paragraph-properties fo:text-align="justify" style:justify-single-word="false"/>
      <style:text-properties officeooo:paragraph-rsid="001b2f83"/>
    </style:style>
    <style:style style:name="P20" style:family="paragraph" style:parent-style-name="Standard">
      <style:paragraph-properties fo:text-align="justify" style:justify-single-word="false"/>
      <style:text-properties officeooo:paragraph-rsid="00201a8f"/>
    </style:style>
    <style:style style:name="P21" style:family="paragraph" style:parent-style-name="Standard">
      <style:paragraph-properties fo:text-align="justify" style:justify-single-word="false"/>
      <style:text-properties fo:font-style="normal" officeooo:paragraph-rsid="001b2f83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officeooo:rsid="001e8d04" officeooo:paragraph-rsid="001e8d04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officeooo:rsid="00201a8f" officeooo:paragraph-rsid="00201a8f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officeooo:rsid="00216f4f" officeooo:paragraph-rsid="00216f4f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99f7f" style:font-size-asian="12.25pt" style:font-size-complex="14pt"/>
    </style:style>
    <style:style style:name="T3" style:family="text">
      <style:text-properties fo:font-size="14pt" officeooo:rsid="000b4ed3" style:font-size-asian="12.25pt" style:font-size-complex="14pt"/>
    </style:style>
    <style:style style:name="T4" style:family="text">
      <style:text-properties fo:font-size="14pt" officeooo:rsid="000c0754" style:font-size-asian="12.25pt" style:font-size-complex="14pt"/>
    </style:style>
    <style:style style:name="T5" style:family="text">
      <style:text-properties fo:font-size="14pt" officeooo:rsid="00093fb8" style:font-size-asian="12.25pt" style:font-size-complex="14pt"/>
    </style:style>
    <style:style style:name="T6" style:family="text">
      <style:text-properties fo:font-size="14pt" fo:language="es" fo:country="ES" officeooo:rsid="00099f7f" style:font-size-asian="12.25pt" style:font-size-complex="14pt"/>
    </style:style>
    <style:style style:name="T7" style:family="text">
      <style:text-properties fo:font-size="14pt" fo:language="es" fo:country="ES" officeooo:rsid="000d4f5a" style:font-size-asian="12.25pt" style:font-size-complex="14pt"/>
    </style:style>
    <style:style style:name="T8" style:family="text">
      <style:text-properties fo:font-size="14pt" fo:language="es" fo:country="ES" officeooo:rsid="000b4ed3" style:font-size-asian="12.25pt" style:font-size-complex="14pt"/>
    </style:style>
    <style:style style:name="T9" style:family="text">
      <style:text-properties fo:font-size="14pt" fo:font-style="italic" style:font-size-asian="12.25pt" style:font-style-asian="italic" style:font-size-complex="14pt" style:font-style-complex="italic"/>
    </style:style>
    <style:style style:name="T10" style:family="text">
      <style:text-properties fo:font-size="14pt" fo:font-style="normal" style:font-size-asian="12.25pt" style:font-style-asian="normal" style:font-size-complex="14pt" style:font-style-complex="normal"/>
    </style:style>
    <style:style style:name="T11" style:family="text">
      <style:text-properties officeooo:rsid="000f3257"/>
    </style:style>
    <style:style style:name="T12" style:family="text">
      <style:text-properties fo:font-size="12pt" fo:language="es" fo:country="ES" style:text-underline-style="none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fo:language="es" fo:country="ES" style:text-underline-style="none" fo:font-weight="normal" officeooo:rsid="000f3257" style:font-size-asian="10.5pt" style:font-weight-asian="normal" style:font-size-complex="12pt" style:font-weight-complex="normal"/>
    </style:style>
    <style:style style:name="T14" style:family="text">
      <style:text-properties fo:font-size="12pt" fo:language="es" fo:country="ES" style:text-underline-style="none" fo:font-weight="normal" officeooo:rsid="000fc7e6" style:font-size-asian="10.5pt" style:font-weight-asian="normal" style:font-size-complex="12pt" style:font-weight-complex="normal"/>
    </style:style>
    <style:style style:name="T15" style:family="text">
      <style:text-properties fo:font-size="12pt" fo:language="es" fo:country="ES" style:text-underline-style="none" fo:font-weight="normal" officeooo:rsid="0011873d" style:font-size-asian="10.5pt" style:font-weight-asian="normal" style:font-size-complex="12pt" style:font-weight-complex="normal"/>
    </style:style>
    <style:style style:name="T16" style:family="text">
      <style:text-properties fo:font-size="12pt" fo:language="es" fo:country="ES" style:text-underline-style="none" fo:font-weight="normal" officeooo:rsid="00134747" style:font-size-asian="10.5pt" style:font-weight-asian="normal" style:font-size-complex="12pt" style:font-weight-complex="normal"/>
    </style:style>
    <style:style style:name="T17" style:family="text">
      <style:text-properties fo:font-size="12pt" fo:language="es" fo:country="ES" style:text-underline-style="none" fo:font-weight="normal" officeooo:rsid="0014ebaf" style:font-size-asian="10.5pt" style:font-weight-asian="normal" style:font-size-complex="12pt" style:font-weight-complex="normal"/>
    </style:style>
    <style:style style:name="T18" style:family="text">
      <style:text-properties fo:font-size="12pt" fo:language="es" fo:country="ES" style:text-underline-style="none" fo:font-weight="normal" officeooo:rsid="0015a609" style:font-size-asian="10.5pt" style:font-weight-asian="normal" style:font-size-complex="12pt" style:font-weight-complex="normal"/>
    </style:style>
    <style:style style:name="T19" style:family="text">
      <style:text-properties fo:font-size="12pt" fo:language="es" fo:country="ES" style:text-underline-style="none" fo:font-weight="normal" officeooo:rsid="00160de5" style:font-size-asian="10.5pt" style:font-weight-asian="normal" style:font-size-complex="12pt" style:font-weight-complex="normal"/>
    </style:style>
    <style:style style:name="T20" style:family="text">
      <style:text-properties fo:font-size="12pt" fo:language="es" fo:country="ES" style:text-underline-style="none" fo:font-weight="normal" officeooo:rsid="001655e9" style:font-size-asian="10.5pt" style:font-weight-asian="normal" style:font-size-complex="12pt" style:font-weight-complex="normal"/>
    </style:style>
    <style:style style:name="T21" style:family="text">
      <style:text-properties fo:font-size="12pt" fo:language="es" fo:country="ES" style:text-underline-style="none" fo:font-weight="normal" officeooo:rsid="001a54b1" style:font-size-asian="10.5pt" style:font-weight-asian="normal" style:font-size-complex="12pt" style:font-weight-complex="normal"/>
    </style:style>
    <style:style style:name="T22" style:family="text">
      <style:text-properties fo:font-size="12pt" fo:language="es" fo:country="ES" style:text-underline-style="none" fo:font-weight="normal" officeooo:rsid="001b2f83" style:font-size-asian="10.5pt" style:font-weight-asian="normal" style:font-size-complex="12pt" style:font-weight-complex="normal"/>
    </style:style>
    <style:style style:name="T23" style:family="text">
      <style:text-properties fo:font-size="12pt" fo:language="es" fo:country="ES" style:text-underline-style="none" fo:font-weight="normal" officeooo:rsid="001cd76e" style:font-size-asian="10.5pt" style:font-weight-asian="normal" style:font-size-complex="12pt" style:font-weight-complex="normal"/>
    </style:style>
    <style:style style:name="T24" style:family="text">
      <style:text-properties fo:font-size="12pt" fo:language="es" fo:country="ES" style:text-underline-style="none" fo:font-weight="normal" officeooo:rsid="001e8d04" style:font-size-asian="10.5pt" style:font-weight-asian="normal" style:font-size-complex="12pt" style:font-weight-complex="normal"/>
    </style:style>
    <style:style style:name="T25" style:family="text">
      <style:text-properties fo:font-size="12pt" fo:language="es" fo:country="ES" style:text-underline-style="none" fo:font-weight="normal" officeooo:rsid="00201a8f" style:font-size-asian="10.5pt" style:font-weight-asian="normal" style:font-size-complex="12pt" style:font-weight-complex="normal"/>
    </style:style>
    <style:style style:name="T26" style:family="text">
      <style:text-properties fo:font-size="12pt" fo:language="es" fo:country="ES" style:text-underline-style="none" fo:font-weight="normal" officeooo:rsid="0012ff3e" style:font-size-asian="10.5pt" style:font-weight-asian="normal" style:font-size-complex="12pt" style:font-weight-complex="normal"/>
    </style:style>
    <style:style style:name="T27" style:family="text">
      <style:text-properties fo:font-size="12pt" fo:language="es" fo:country="ES" style:text-underline-style="none" fo:font-weight="normal" officeooo:rsid="00216f4f" style:font-size-asian="10.5pt" style:font-weight-asian="normal" style:font-size-complex="12pt" style:font-weight-complex="normal"/>
    </style:style>
    <style:style style:name="T28" style:family="text">
      <style:text-properties fo:font-size="12pt" fo:language="es" fo:country="ES" fo:font-style="italic" style:text-underline-style="none" fo:font-weight="normal" officeooo:rsid="001cd76e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language="es" fo:country="ES" fo:font-style="normal" style:text-underline-style="none" fo:font-weight="normal" officeooo:rsid="00201a8f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language="es" fo:country="ES" fo:font-style="normal" style:text-underline-style="none" fo:font-weight="normal" officeooo:rsid="00201a8f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language="es" fo:country="ES" fo:font-style="normal" style:text-underline-style="none" fo:font-weight="normal" officeooo:rsid="00099f7f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language="es" fo:country="ES" fo:font-style="normal" style:text-underline-style="none" fo:font-weight="normal" officeooo:rsid="000b4ed3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language="es" fo:country="ES" fo:font-style="normal" style:text-underline-style="none" fo:font-weight="normal" officeooo:rsid="0011873d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language="es" fo:country="ES" fo:font-style="normal" style:text-underline-style="none" fo:font-weight="normal" officeooo:rsid="00216f4f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officeooo:rsid="001655e9"/>
    </style:style>
    <style:style style:name="T38" style:family="text">
      <style:text-properties officeooo:rsid="0017cee3"/>
    </style:style>
    <style:style style:name="T39" style:family="text">
      <style:text-properties officeooo:rsid="001a54b1"/>
    </style:style>
    <style:style style:name="T40" style:family="text">
      <style:text-properties officeooo:rsid="001b2f83"/>
    </style:style>
    <style:style style:name="T41" style:family="text">
      <style:text-properties officeooo:rsid="001bfd9f"/>
    </style:style>
    <style:style style:name="T42" style:family="text">
      <style:text-properties officeooo:rsid="001cd7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6">Chess Online</text:span></text:p>
      <text:p text:style-name="P11"/>
      <text:p text:style-name="P2">Se trata de crear una aplicación online para jugar partidas de ajedrez en parejas.</text:p>
      <text:p text:style-name="P2"/>
      <text:p text:style-name="P7"><text:span text:style-name="T13">Los usuarios deben registrarse a través de la página web de la aplicación, definiendo obligatoriamente un nombre de usuario y una contraseña. Una vez registrado, </text:span><text:span text:style-name="T15">cada</text:span><text:span text:style-name="T13"> usuario puede personalizar su perfil adjuntando una foto </text:span><text:span text:style-name="T14">y/o</text:span><text:span text:style-name="T13"> escribiendo una descripción, </text:span><text:span text:style-name="T15">pudiendo mostrarse </text:span><text:span text:style-name="T13"><text:s/></text:span><text:span text:style-name="T15">a</text:span><text:span text:style-name="T14">mbos durante la</text:span><text:span text:style-name="T15">s</text:span><text:span text:style-name="T14"> partida</text:span><text:span text:style-name="T15">s</text:span><text:span text:style-name="T14">. El usuario también </text:span><text:span text:style-name="T15">empieza</text:span><text:span text:style-name="T14"> </text:span><text:span text:style-name="T15">con una puntuación de 800 como jugador, imitando el sistema ELO. </text:span><text:span text:style-name="T24">Además tiene una sección donde ver las notaciones de sus partidas.</text:span></text:p>
      <text:p text:style-name="P3"/>
      <text:p text:style-name="P8"><text:span text:style-name="T15">L</text:span><text:span text:style-name="T26">a aplicación empareja los jugadores </text:span><text:span text:style-name="T27">mediante sockets </text:span><text:span text:style-name="T26">en función de su ELO (máximo 100 puntos de diferencia entre ambos) y les crea una partida, </text:span><text:span text:style-name="T17">cuyo tablero y piezas se pintan en pantalla mediante canvas</text:span><text:span text:style-name="T26">. </text:span><text:span text:style-name="T16">Cada jugador tiene </text:span><text:span text:style-name="T25">un cronómetro de </text:span><text:span text:style-name="T16">10 minutos </text:span><text:span text:style-name="T25">para jugar la partida</text:span><text:span text:style-name="T16">. </text:span><text:span text:style-name="T25">El tiempo cuenta hacia atrás mientras está en su turno y se para durante el de su oponente.</text:span></text:p>
      <text:p text:style-name="P13"/>
      <text:p text:style-name="P8"><text:span text:style-name="T17">Cuando la partida termina, cada jugador gana o pierde puntos de ELO según corresponda y se actualiza su puntuación; además, se añade la notación de la partida a ambos perfiles. En caso de </text:span><text:span text:style-name="T18">tablas</text:span><text:span text:style-name="T17">, los </text:span><text:span text:style-name="T18">puntos </text:span><text:span text:style-name="T17">ELO no se modifican. Si un jugador se desconecta o deja que </text:span><text:span text:style-name="T25">su</text:span><text:span text:style-name="T17"> tiempo </text:span><text:span text:style-name="T25">total</text:span><text:span text:style-name="T17"> se agote, la partida termina automáticamente y le cuenta como derrota. </text:span></text:p>
      <text:p text:style-name="P4"/>
      <text:p text:style-name="P5">La interfaz de usuario tiene ciertas características:</text:p>
      <text:p text:style-name="P5"/>
      <text:p text:style-name="P5">- Cada jugador ve el tablero orientado para que su bando aparezca en el lado inferior</text:p>
      <text:p text:style-name="P5">- El tablero tiene marcadas las coordenadas de las filas y columnas</text:p>
      <text:p text:style-name="P8"><text:span text:style-name="T19">- </text:span><text:span text:style-name="T20">Los colores de las casillas del tablero pueden personalizarse (dando a elegir entre una lista)</text:span></text:p>
      <text:p text:style-name="P8"><text:span text:style-name="T20">- </text:span><text:span text:style-name="T21">Las piezas se mueven haciendo clic principal sobre ellas y arrastrando</text:span></text:p>
      <text:p text:style-name="P16"><text:span text:style-name="T21">- </text:span><text:span text:style-name="T39">Mientras</text:span><text:span text:style-name="T37"> se mantiene clic sobre una pieza propia, el tablero marca a qué casillas puede moverse</text:span></text:p>
      <text:p text:style-name="P5">- <text:span text:style-name="T37">Hacer clic secundario sobre una casilla y arrastrar el ratón hacia otra pinta una flecha</text:span></text:p>
      <text:p text:style-name="P5"><text:tab/>* <text:span text:style-name="T37">Se pueden pintar múltiples flechas a la vez</text:span></text:p>
      <text:p text:style-name="P5"><text:tab/>* <text:span text:style-name="T37">Hacer clic principal sobre el tablero las borra todas</text:span></text:p>
      <text:p text:style-name="P5"><text:tab/>* <text:span text:style-name="T38">Cada jugador puede ver sólo sus propias flechas</text:span></text:p>
      <text:p text:style-name="P8"><text:span text:style-name="T19">- </text:span><text:span text:style-name="T20">La última pieza que se ha movido tiene su casilla de destino </text:span><text:span text:style-name="T21">resaltada con</text:span><text:span text:style-name="T20"> otro color</text:span></text:p>
      <text:p text:style-name="P14">- Si un rey está en jaque, su casilla actual se pinta de rojo</text:p>
      <text:p text:style-name="P14">- <text:span text:style-name="T40">Cada jugador tiene un botón que puede pulsar para pedir tablas, su oponente puede aceptar o no</text:span></text:p>
      <text:p text:style-name="P8"><text:span text:style-name="T20"><text:tab/>* </text:span><text:span text:style-name="T22">15 segundos para responder sí o no, si se acaba el tiempo se toma como un no</text:span></text:p>
      <text:p text:style-name="P8"><text:span text:style-name="T22"><text:tab/>* El jugador que debe responder puede ver el tiempo que le queda</text:span></text:p>
      <text:p text:style-name="P8"><text:span text:style-name="T22"><text:tab/>* Si se rechaza la propuesta de tablas, no se puede pedir otra hasta dentro de 10 turnos</text:span></text:p>
      <text:p text:style-name="P5"/>
      <text:p text:style-name="P17">La lógica del juego debe tener en cuenta varios parámetros:</text:p>
      <text:p text:style-name="P17"/>
      <text:p text:style-name="P17">- <text:span text:style-name="T42">Rechazar los movimientos de un jugador si no está en su turno</text:span></text:p>
      <text:p text:style-name="P17">- Movimiento general de cada tipo de pieza</text:p>
      <text:p text:style-name="P17">- Detectar qué casillas que por defecto serían viables están bloqueadas</text:p>
      <text:p text:style-name="P17"><text:tab/>* <text:span text:style-name="T41">Para los reyes se incluye qué casillas están siendo atacadas por piezas enemigas</text:span></text:p>
      <text:p text:style-name="P17">- <text:span text:style-name="T41">Cada pieza tiene una lista actualizada de a qué casillas puede moverse y qué casillas puede atacar</text:span></text:p>
      <text:p text:style-name="P17">- <text:span text:style-name="T41">Detectar cuándo un rey está en jaque</text:span></text:p>
      <text:p text:style-name="P17"><text:tab/>* <text:span text:style-name="T41">Permitir sólo los movimientos que resuelvan la situación</text:span></text:p>
      <text:p text:style-name="P19"><text:span text:style-name="T22">- </text:span><text:span text:style-name="T23">Tener en cuenta los movimientos que siguen reglas especiales</text:span></text:p>
      <text:p text:style-name="P19"><text:span text:style-name="T23"><text:tab/>* Enroque</text:span></text:p>
      <text:p text:style-name="P19"><text:span text:style-name="T23"><text:tab/>* Captura de peones </text:span><text:span text:style-name="T28">en passant</text:span></text:p>
      <text:p text:style-name="P21"><text:span text:style-name="T23"><text:tab/>* Coronación de peones</text:span></text:p>
      <text:p text:style-name="P21"><text:soft-page-break/><text:span text:style-name="T23"><text:tab/>* Piezas clavadas</text:span></text:p>
      <text:p text:style-name="P21"><text:span text:style-name="T23">- </text:span><text:span text:style-name="T24">Establecer las condiciones para que la partida acabe en tablas</text:span></text:p>
      <text:p text:style-name="P21"><text:span text:style-name="T24"><text:tab/>* Rey ahogado</text:span></text:p>
      <text:p text:style-name="P21"><text:span text:style-name="T24"><text:tab/>* Repetición de movimientos</text:span></text:p>
      <text:p text:style-name="P22"><text:span text:style-name="T12"><text:tab/>* Piezas insuficientes para dar mate</text:span></text:p>
      <text:p text:style-name="P22"><text:span text:style-name="T12"/></text:p>
      <text:p text:style-name="P23"><text:span text:style-name="T12">La base de datos contiene 3 </text:span><text:span text:style-name="T27">tipos de </text:span><text:span text:style-name="T12">tabla:</text:span></text:p>
      <text:p text:style-name="P23"><text:span text:style-name="T12"/></text:p>
      <text:p text:style-name="P20"><text:span text:style-name="T29">- Usuario: nombre, </text:span><text:span text:style-name="T31">f</text:span><text:span text:style-name="T32">oto, contraseña, descripción, </text:span><text:span text:style-name="T33">ELO </text:span><text:span text:style-name="T34">(default 800)</text:span></text:p>
      <text:p text:style-name="P20"><text:span text:style-name="T34">- </text:span><text:span text:style-name="T31">Partida: </text:span><text:span text:style-name="T35">id_juego, id_usuario_blancas, id_usuario_negras, tiempo_blancas, tiempo_negras</text:span></text:p>
      <text:p text:style-name="P20"><text:span text:style-name="T35">- Movimiento: num_movimiento, id_partida, id_jugador, movimiento</text:span></text:p>
      <text:p text:style-name="P20"><text:span text:style-name="T35"/></text:p>
      <text:p text:style-name="P24"><text:span text:style-name="T35">C</text:span><text:span text:style-name="T30">ada partida genera su tabla ‘movimiento’ detallando todos los movimientos. Esto se convertirá luego en la notación de la partida, que sus jugadores podrán consulta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1T19:34:42.804346784</meta:creation-date>
    <dc:date>2023-03-09T20:54:39.963462660</dc:date>
    <meta:editing-duration>PT50M9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630" meta:character-count="3698" meta:non-whitespace-character-count="3094"/>
  </office:meta>
</office:document-meta>
</file>